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0.55cm" fo:min-width="1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62cm" fo:min-width="0.37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10.8cm" svg:x="2.1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43cm" svg:height="1.288cm" svg:x="3.758cm" svg:y="3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243cm" svg:height="1.288cm" svg:x="3.758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243cm" svg:height="1.288cm" svg:x="7.48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243cm" svg:height="1.288cm" svg:x="7.488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243cm" svg:height="1.288cm" svg:x="3.76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243cm" svg:height="1.288cm" svg:x="7.49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001cm" svg:y1="3.644cm" svg:x2="7.672cm" svg:y2="9.2cm" draw:start-shape="id1" draw:start-glue-point="10" draw:end-shape="id2" draw:end-glue-point="5" svg:d="M5001 3644l2671 5556" svg:viewBox="0 0 2672 5557">
          <text:p/>
        </draw:connector>
        <draw:connector draw:style-name="gr3" draw:text-style-name="P3" draw:layer="layout" draw:type="line" svg:x1="5.001cm" svg:y1="3.644cm" svg:x2="7.67cm" svg:y2="6.193cm" draw:start-shape="id1" draw:start-glue-point="10" draw:end-shape="id3" draw:end-glue-point="5" svg:d="M5001 3644l2669 2549" svg:viewBox="0 0 2670 2550">
          <text:p/>
        </draw:connector>
        <draw:connector draw:style-name="gr3" draw:text-style-name="P3" draw:layer="layout" draw:type="line" svg:x1="5.001cm" svg:y1="3.644cm" svg:x2="7.67cm" svg:y2="3.188cm" draw:start-shape="id1" draw:start-glue-point="10" draw:end-shape="id4" draw:end-glue-point="5" svg:d="M5001 3644l2669-456" svg:viewBox="0 0 2670 457">
          <text:p/>
        </draw:connector>
        <draw:connector draw:style-name="gr3" draw:text-style-name="P3" draw:layer="layout" draw:type="line" svg:x1="5.001cm" svg:y1="6.649cm" svg:x2="7.488cm" svg:y2="3.644cm" draw:start-shape="id5" draw:start-glue-point="10" draw:end-shape="id4" draw:end-glue-point="6" svg:d="M5001 6649l2487-3005" svg:viewBox="0 0 2488 3006">
          <text:p/>
        </draw:connector>
        <draw:connector draw:style-name="gr3" draw:text-style-name="P3" draw:layer="layout" draw:type="line" svg:x1="5.001cm" svg:y1="6.649cm" svg:x2="7.488cm" svg:y2="6.649cm" draw:start-shape="id5" draw:start-glue-point="10" draw:end-shape="id3" draw:end-glue-point="6" svg:d="M5001 6649h2487" svg:viewBox="0 0 2488 1">
          <text:p/>
        </draw:connector>
        <draw:connector draw:style-name="gr3" draw:text-style-name="P3" draw:layer="layout" draw:type="line" svg:x1="5.001cm" svg:y1="6.649cm" svg:x2="7.49cm" svg:y2="9.656cm" draw:start-shape="id5" draw:start-glue-point="10" draw:end-shape="id2" draw:end-glue-point="6" svg:d="M5001 6649l2489 3007" svg:viewBox="0 0 2490 3008">
          <text:p/>
        </draw:connector>
        <draw:connector draw:style-name="gr3" draw:text-style-name="P3" draw:layer="layout" draw:type="line" svg:x1="5.003cm" svg:y1="9.656cm" svg:x2="7.67cm" svg:y2="4.1cm" draw:start-shape="id6" draw:start-glue-point="10" draw:end-shape="id4" draw:end-glue-point="7" svg:d="M5003 9656l2667-5556" svg:viewBox="0 0 2668 5557">
          <text:p/>
        </draw:connector>
        <draw:connector draw:style-name="gr3" draw:text-style-name="P3" draw:layer="layout" draw:type="line" svg:x1="5.003cm" svg:y1="9.656cm" svg:x2="7.67cm" svg:y2="7.105cm" draw:start-shape="id6" draw:start-glue-point="10" draw:end-shape="id3" draw:end-glue-point="7" svg:d="M5003 9656l2667-2551" svg:viewBox="0 0 2668 2552">
          <text:p/>
        </draw:connector>
        <draw:connector draw:style-name="gr3" draw:text-style-name="P3" draw:layer="layout" draw:type="line" svg:x1="5.003cm" svg:y1="9.656cm" svg:x2="7.672cm" svg:y2="10.112cm" draw:start-shape="id6" draw:start-glue-point="10" draw:end-shape="id2" draw:end-glue-point="7" svg:d="M5003 9656l2669 456" svg:viewBox="0 0 2670 457">
          <text:p/>
        </draw:connector>
        <draw:connector draw:style-name="gr3" draw:text-style-name="P3" draw:layer="layout" draw:type="line" svg:x1="1.7cm" svg:y1="3.62cm" svg:x2="3.758cm" svg:y2="3.644cm" draw:end-shape="id1" draw:end-glue-point="6" svg:d="M1700 3620l2058 24" svg:viewBox="0 0 2059 25">
          <text:p/>
        </draw:connector>
        <draw:connector draw:style-name="gr3" draw:text-style-name="P3" draw:layer="layout" draw:type="line" svg:x1="1.775cm" svg:y1="6.64cm" svg:x2="3.758cm" svg:y2="6.649cm" draw:end-shape="id5" draw:end-glue-point="6" svg:d="M1775 6640l1983 9" svg:viewBox="0 0 1984 10">
          <text:p/>
        </draw:connector>
        <draw:connector draw:style-name="gr3" draw:text-style-name="P3" draw:layer="layout" draw:type="line" svg:x1="1.775cm" svg:y1="9.66cm" svg:x2="3.76cm" svg:y2="9.656cm" draw:end-shape="id6" draw:end-glue-point="6" svg:d="M1775 9660l1985-4" svg:viewBox="0 0 1986 5">
          <text:p/>
        </draw:connector>
        <draw:frame draw:style-name="gr4" draw:text-style-name="P2" draw:layer="layout" svg:width="0.67cm" svg:height="0.53cm" svg:x="2.23cm" svg:y="3.0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661cm" svg:height="0.53cm" svg:x="2.23cm" svg:y="6.0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665cm" svg:height="0.53cm" svg:x="2.231cm" svg:y="9.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2" xml:id="id7" draw:id="id7" draw:layer="layout" svg:width="1.243cm" svg:height="1.288cm" svg:x="10.5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731cm" svg:y1="3.644cm" svg:x2="10.682cm" svg:y2="6.2cm" draw:start-shape="id4" draw:start-glue-point="10" draw:end-shape="id7" draw:end-glue-point="5" svg:d="M8731 3644l1951 2556" svg:viewBox="0 0 1952 2557">
          <text:p/>
        </draw:connector>
        <draw:connector draw:style-name="gr3" draw:text-style-name="P3" draw:layer="layout" draw:type="line" svg:x1="8.731cm" svg:y1="6.649cm" svg:x2="10.5cm" svg:y2="6.656cm" draw:start-shape="id3" draw:start-glue-point="10" draw:end-shape="id7" draw:end-glue-point="6" svg:d="M8731 6649l1769 7" svg:viewBox="0 0 1770 8">
          <text:p/>
        </draw:connector>
        <draw:connector draw:style-name="gr3" draw:text-style-name="P3" draw:layer="layout" draw:type="line" svg:x1="8.733cm" svg:y1="9.656cm" svg:x2="10.682cm" svg:y2="7.112cm" draw:start-shape="id2" draw:start-glue-point="10" draw:end-shape="id7" draw:end-glue-point="7" svg:d="M8733 9656l1949-2544" svg:viewBox="0 0 1950 2545">
          <text:p/>
        </draw:connector>
        <draw:connector draw:style-name="gr3" draw:text-style-name="P3" draw:layer="layout" draw:type="line" svg:x1="11.743cm" svg:y1="6.656cm" svg:x2="13.664cm" svg:y2="6.679cm" draw:start-shape="id7" draw:start-glue-point="10" svg:d="M11743 6656l1921 23" svg:viewBox="0 0 1922 24">
          <text:p/>
        </draw:connector>
        <draw:frame draw:style-name="gr4" draw:text-style-name="P2" draw:layer="layout" svg:width="0.632cm" svg:height="0.53cm" svg:x="12.2cm" svg:y="6.0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1.224cm" svg:height="0.53cm" svg:x="3.7cm" svg:y="3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1.224cm" svg:height="0.53cm" svg:x="3.7cm" svg:y="6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1.224cm" svg:height="0.53cm" svg:x="3.7cm" svg:y="9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1.224cm" svg:height="0.53cm" svg:x="7.4cm" svg:y="3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1.224cm" svg:height="0.53cm" svg:x="7.4cm" svg:y="6.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1.224cm" svg:height="0.53cm" svg:x="7.4cm" svg:y="9.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1.224cm" svg:height="0.53cm" svg:x="10.5cm" svg:y="6.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5" draw:text-style-name="P3" draw:layer="layout" draw:type="line" svg:x1="4.379cm" svg:y1="5.088cm" svg:x2="4.38cm" svg:y2="4.288cm" draw:end-shape="id1" draw:end-glue-point="8" svg:d="M4379 5088l1-800" svg:viewBox="0 0 2 801">
          <text:p/>
        </draw:connector>
        <draw:frame draw:style-name="gr4" draw:text-style-name="P2" draw:layer="layout" svg:width="0.932cm" svg:height="0.53cm" svg:x="3.768cm" svg:y="4.9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0.928cm" svg:height="0.53cm" svg:x="3.768cm" svg:y="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0.932cm" svg:height="0.53cm" svg:x="3.768cm" svg:y="1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5" draw:text-style-name="P3" draw:layer="layout" draw:type="line" svg:x1="4.355cm" svg:y1="8.093cm" svg:x2="4.38cm" svg:y2="7.293cm" draw:end-shape="id5" draw:end-glue-point="8" svg:d="M4355 8093l25-800" svg:viewBox="0 0 26 801">
          <text:p/>
        </draw:connector>
        <draw:connector draw:style-name="gr5" draw:text-style-name="P3" draw:layer="layout" draw:type="line" svg:x1="4.382cm" svg:y1="11.1cm" svg:x2="4.382cm" svg:y2="10.3cm" draw:end-shape="id6" draw:end-glue-point="8" svg:d="M4382 11100v-800" svg:viewBox="0 0 1 801">
          <text:p/>
        </draw:connector>
        <draw:connector draw:style-name="gr5" draw:text-style-name="P3" draw:layer="layout" draw:type="line" svg:x1="8.108cm" svg:y1="5.088cm" svg:x2="8.11cm" svg:y2="4.288cm" draw:end-shape="id4" draw:end-glue-point="8" svg:d="M8108 5088l2-800" svg:viewBox="0 0 3 801">
          <text:p/>
        </draw:connector>
        <draw:connector draw:style-name="gr5" draw:text-style-name="P3" draw:layer="layout" draw:type="line" svg:x1="8.108cm" svg:y1="8.093cm" svg:x2="8.11cm" svg:y2="7.293cm" draw:end-shape="id3" draw:end-glue-point="8" svg:d="M8108 8093l2-800" svg:viewBox="0 0 3 801">
          <text:p/>
        </draw:connector>
        <draw:connector draw:style-name="gr5" draw:text-style-name="P3" draw:layer="layout" draw:type="line" svg:x1="8.112cm" svg:y1="11.1cm" svg:x2="8.112cm" svg:y2="10.3cm" draw:end-shape="id2" draw:end-glue-point="8" svg:d="M8112 11100v-800" svg:viewBox="0 0 1 801">
          <text:p/>
        </draw:connector>
        <draw:connector draw:style-name="gr3" draw:text-style-name="P3" xml:id="id8" draw:id="id8" draw:layer="layout" draw:type="line" svg:x1="11.122cm" svg:y1="7.3cm" svg:x2="11.122cm" svg:y2="7.3cm" draw:end-shape="id7" draw:end-glue-point="8" svg:d="M11122 7300z" svg:viewBox="0 0 1 1">
          <text:p/>
        </draw:connector>
        <draw:connector draw:style-name="gr5" draw:text-style-name="P3" draw:layer="layout" draw:type="line" svg:x1="11.122cm" svg:y1="8.1cm" svg:x2="11.122cm" svg:y2="7.3cm" draw:end-shape="id8" draw:end-glue-point="0" svg:d="M11122 8100v-800" svg:viewBox="0 0 1 801">
          <text:p/>
        </draw:connector>
        <draw:frame draw:style-name="gr4" draw:text-style-name="P2" draw:layer="layout" svg:width="0.928cm" svg:height="0.53cm" svg:x="7.568cm" svg:y="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2" draw:layer="layout" svg:width="0.924cm" svg:height="0.53cm" svg:x="7.568cm" svg:y="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2" draw:layer="layout" svg:width="0.928cm" svg:height="0.53cm" svg:x="7.568cm" svg:y="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2" draw:layer="layout" svg:width="0.928cm" svg:height="0.53cm" svg:x="10.568cm" svg:y="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2" draw:layer="layout" svg:width="0.508cm" svg:height="0.47cm" svg:x="7cm" svg:y="1.7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10T10:20:09.390191053</dc:date>
    <meta:editing-duration>P3DT4H31M39S</meta:editing-duration>
    <meta:editing-cycles>5</meta:editing-cycles>
    <meta:generator>LibreOffice/5.2.2.2$Linux_X86_64 LibreOffice_project/20m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0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11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12/content.xml><?xml version="1.0" encoding="utf-8"?>
<math xmlns="http://www.w3.org/1998/Math/MathML" display="block">
  <semantics>
    <mstyle color="red">
      <msub>
        <mi>W</mi>
        <mn>0,0</mn>
      </msub>
    </mstyle>
    <annotation encoding="StarMath 5.0">color red {W_{0,0}}</annotation>
  </semantics>
</math>
</file>

<file path=Object 13/content.xml><?xml version="1.0" encoding="utf-8"?>
<math xmlns="http://www.w3.org/1998/Math/MathML" display="block">
  <semantics>
    <mstyle color="red">
      <msub>
        <mi>W</mi>
        <mn>1,0</mn>
      </msub>
    </mstyle>
    <annotation encoding="StarMath 5.0">color red {W_{1,0}}</annotation>
  </semantics>
</math>
</file>

<file path=Object 14/content.xml><?xml version="1.0" encoding="utf-8"?>
<math xmlns="http://www.w3.org/1998/Math/MathML" display="block">
  <semantics>
    <mstyle color="red">
      <msub>
        <mi>W</mi>
        <mn>2,0</mn>
      </msub>
    </mstyle>
    <annotation encoding="StarMath 5.0">color red {W_{2,0}}</annotation>
  </semantics>
</math>
</file>

<file path=Object 15/content.xml><?xml version="1.0" encoding="utf-8"?>
<math xmlns="http://www.w3.org/1998/Math/MathML" display="block">
  <semantics>
    <mstyle color="red">
      <msub>
        <mi>W</mi>
        <mn>0,1</mn>
      </msub>
    </mstyle>
    <annotation encoding="StarMath 5.0">color red {W_{0,1}}</annotation>
  </semantics>
</math>
</file>

<file path=Object 16/content.xml><?xml version="1.0" encoding="utf-8"?>
<math xmlns="http://www.w3.org/1998/Math/MathML" display="block">
  <semantics>
    <mstyle color="red">
      <msub>
        <mi>W</mi>
        <mn>1,1</mn>
      </msub>
    </mstyle>
    <annotation encoding="StarMath 5.0">color red {W_{1,1}}</annotation>
  </semantics>
</math>
</file>

<file path=Object 17/content.xml><?xml version="1.0" encoding="utf-8"?>
<math xmlns="http://www.w3.org/1998/Math/MathML" display="block">
  <semantics>
    <mstyle color="red">
      <msub>
        <mi>W</mi>
        <mn>2,1</mn>
      </msub>
    </mstyle>
    <annotation encoding="StarMath 5.0">color red {W_{2,1}}</annotation>
  </semantics>
</math>
</file>

<file path=Object 18/content.xml><?xml version="1.0" encoding="utf-8"?>
<math xmlns="http://www.w3.org/1998/Math/MathML" display="block">
  <semantics>
    <mstyle color="red">
      <msub>
        <mi>W</mi>
        <mn>0,2</mn>
      </msub>
    </mstyle>
    <annotation encoding="StarMath 5.0">color red {W_{0,2}}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4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5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6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7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8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9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